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ercizio 2</text:p>
      <text:p text:style-name="Standard"/>
      <text:p text:style-name="Standard">L'algoritmo usando la programmazione dinamica, cioè memorizzando i risultati dei sui sotto problemi in modo da non doverli calcolarli varie volte e risparmiando tempo, risolve il nostro problema nel giro di 20 secondi. Il tempo di esecuzione di questo algoritmo è di O(m x n) quindi dipende in base alla grandezza della sua matrice visto che deve memorizzare e controllare ogni singola posizione. Nel nostro caso, avendo come input delle parole in italiano, non si hanno particolari problemi nel calcolarli essendo m ed n molto piccoli per il calcolatore. Il grosso del lavoro sta nel fatto che ogni parola da correggere deve chiamare questo algoritmo per ogni parola del dizionario che contiene all'incirca 66 * 10^4 parole e avendo il file correctme circa 30 parole, questo vuol dire che ci saranno (66 * 10^4) * 30 chiamate dell'algoritmo. Durante questo processo, il metodo calcola ogni distanza che c'è tra ogni parola di correctme con tutte quelle del dizionario, mette i risultati in un array temporaneo e infine stampa quelli con la distanza minore come fa un normale autocorrettore, con la differenza che il nostro opera solo sulle operazioni di cancellazione e inserimento. Con l'aggiunta della terza operazione di sostituzione le nostre edit distance sarebbero diminuite ancora di più ottenendo dei risultati più precisi. Ad ogni modo il metodo fa il suo lavoro, correggendo le parole sbagliate e offrendoci una lista di possibili sostituti presenti nel dizionario mentre non ci da nessun risultato nel caso la parola sia già corretta cioè con una edit distance pari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6T09:51:23.36</meta:creation-date>
    <dc:date>2021-01-14T18:39:17.41</dc:date>
    <meta:editing-duration>PT1H28S</meta:editing-duration>
    <meta:editing-cycles>2</meta:editing-cycles>
    <meta:generator>OpenOffice/4.1.7$Win32 OpenOffice.org_project/417m1$Build-9800</meta:generator>
    <meta:document-statistic meta:table-count="0" meta:image-count="0" meta:object-count="0" meta:page-count="1" meta:paragraph-count="2" meta:word-count="258" meta:character-count="1591"/>
  </office:meta>
</office:document-meta>
</file>